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50000000400169E395CA6AA3748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15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7" manifest:media-type="application/x-openoffice-gdimetafile;windows_formatname=&quot;GDIMetaFile&quot;"/>
  <manifest:file-entry manifest:full-path="ObjectReplacements/Object 34" manifest:media-type=""/>
  <manifest:file-entry manifest:full-path="ObjectReplacements/Object 25" manifest:media-type=""/>
  <manifest:file-entry manifest:full-path="ObjectReplacements/Object 40" manifest:media-type="application/x-openoffice-gdimetafile;windows_formatname=&quot;GDIMetaFile&quot;"/>
  <manifest:file-entry manifest:full-path="ObjectReplacements/Object 38" manifest:media-type="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1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line draw:style-name="gr11" draw:text-style-name="P2" draw:layer="layout" svg:x1="27cm" svg:y1="10cm" svg:x2="27cm" svg:y2="11cm">
          <text:p/>
        </draw:line>
        <draw:line draw:style-name="gr12" draw:text-style-name="P2" draw:layer="layout" svg:x1="27cm" svg:y1="10.001cm" svg:x2="26cm" svg:y2="9.5cm">
          <text:p/>
        </draw:line>
        <draw:line draw:style-name="gr13" draw:text-style-name="P2" draw:layer="layout" svg:x1="27.001cm" svg:y1="10.002cm" svg:x2="28cm" svg:y2="9.5cm">
          <text:p/>
        </draw:lin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line draw:style-name="gr11" draw:text-style-name="P2" draw:layer="layout" svg:x1="13.8cm" svg:y1="5.198cm" svg:x2="14.8cm" svg:y2="4.698cm">
          <text:p/>
        </draw:line>
        <draw:line draw:style-name="gr12" draw:text-style-name="P2" draw:layer="layout" svg:x1="13.8cm" svg:y1="5.199cm" svg:x2="12.9cm" svg:y2="4.698cm">
          <text:p/>
        </draw:line>
        <draw:line draw:style-name="gr13" draw:text-style-name="P2" draw:layer="layout" svg:x1="13.801cm" svg:y1="5.2cm" svg:x2="13.8cm" svg:y2="4.198cm">
          <text:p/>
        </draw:line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25.975cm" svg:y="8.7cm">
          <draw:text-box>
            <text:p>X</text:p>
          </draw:text-box>
        </draw:frame>
        <draw:frame draw:style-name="gr16" draw:text-style-name="P4" draw:layer="layout" svg:width="0.925cm" svg:height="0.962cm" svg:x="27.2cm" svg:y="8.7cm">
          <draw:text-box>
            <text:p>Y</text:p>
          </draw:text-box>
        </draw:frame>
        <draw:frame draw:style-name="gr17" draw:text-style-name="P4" draw:layer="layout" svg:width="0.887cm" svg:height="0.962cm" svg:x="27.013cm" svg:y="10.4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14T14:23:11.682115000</dc:date>
    <meta:editing-duration>P3DT6H39M34S</meta:editing-duration>
    <meta:editing-cycles>19</meta:editing-cycles>
    <meta:generator>LibreOffice/5.2.3.3$MacOSX_X86_64 LibreOffice_project/d54a8868f08a7b39642414cf2c8ef2f228f780cf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